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1969e3" officeooo:paragraph-rsid="001d47f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4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3">
      <style:text-properties fo:language="zxx" fo:country="none" officeooo:paragraph-rsid="001d47f5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zxx" fo:country="none" style:text-underline-style="none" officeooo:rsid="001969e3" officeooo:paragraph-rsid="001d47f5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zxx" fo:country="none" style:text-underline-style="none" officeooo:rsid="001969e3" officeooo:paragraph-rsid="001969e3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fo:language="zxx" fo:country="none" style:text-underline-style="none" officeooo:rsid="001969e3" officeooo:paragraph-rsid="001cdf9f" style:language-asian="zxx" style:country-asian="none" style:language-complex="zxx" style:country-complex="none"/>
    </style:style>
    <style:style style:name="P10" style:family="paragraph" style:parent-style-name="Standard" style:list-style-name="L2">
      <style:text-properties fo:language="zxx" fo:country="none" style:text-underline-style="none" officeooo:rsid="001cdf9f" officeooo:paragraph-rsid="001d47f5" style:language-asian="zxx" style:country-asian="none" style:language-complex="zxx" style:country-complex="none"/>
    </style:style>
    <style:style style:name="P11" style:family="paragraph" style:parent-style-name="Standard" style:list-style-name="L3">
      <style:text-properties fo:language="zxx" fo:country="none" style:text-underline-style="none" officeooo:rsid="001cdf9f" officeooo:paragraph-rsid="001cdf9f" style:language-asian="zxx" style:country-asian="none" style:language-complex="zxx" style:country-complex="none"/>
    </style:style>
    <style:style style:name="P12" style:family="paragraph" style:parent-style-name="Standard" style:list-style-name="L4">
      <style:text-properties fo:language="zxx" fo:country="none" style:text-underline-style="none" officeooo:rsid="0019f2e7" officeooo:paragraph-rsid="0019f2e7" style:language-asian="zxx" style:country-asian="none" style:language-complex="zxx" style:country-complex="none"/>
    </style:style>
    <style:style style:name="P13" style:family="paragraph" style:parent-style-name="Standard" style:list-style-name="L2">
      <style:text-properties fo:language="zxx" fo:country="none" style:text-underline-style="solid" style:text-underline-width="auto" style:text-underline-color="font-color" fo:font-weight="normal" officeooo:rsid="0019f2e7" officeooo:paragraph-rsid="001d47f5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2">
      <style:text-properties fo:language="zxx" fo:country="none" style:text-underline-style="solid" style:text-underline-width="auto" style:text-underline-color="font-color" fo:font-weight="normal" officeooo:rsid="0028e784" officeooo:paragraph-rsid="0028e78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 style:list-style-name="L2">
      <style:text-properties fo:language="zxx" fo:country="none" fo:font-style="normal" style:text-underline-style="none" fo:font-weight="normal" officeooo:rsid="001969e3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 style:list-style-name="L2">
      <style:text-properties fo:language="zxx" fo:country="none" fo:font-style="normal" style:text-underline-style="none" fo:font-weight="normal" officeooo:rsid="0028e784" officeooo:paragraph-rsid="0028e78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7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1d47f5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0a06c" officeooo:paragraph-rsid="0020a06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0a06c" officeooo:paragraph-rsid="00234ec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4ffeb" officeooo:paragraph-rsid="0024ffe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4ffeb" officeooo:paragraph-rsid="0025d7e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 style:list-style-name="L2">
      <style:text-properties fo:language="zxx" fo:country="none" fo:font-style="normal" style:text-underline-style="solid" style:text-underline-width="auto" style:text-underline-color="font-color" fo:font-weight="normal" officeooo:rsid="0028e784" officeooo:paragraph-rsid="0028e78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 style:list-style-name="L2">
      <style:text-properties fo:language="zxx" fo:country="none" fo:font-style="italic" style:text-underline-style="none" fo:font-weight="normal" officeooo:rsid="001969e3" officeooo:paragraph-rsid="001d47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3">
      <style:text-properties fo:language="zxx" fo:country="none" fo:font-style="italic" style:text-underline-style="none" officeooo:rsid="001cdf9f" officeooo:paragraph-rsid="001cdf9f" style:language-asian="zxx" style:country-asian="none" style:font-style-asian="italic" style:language-complex="zxx" style:country-complex="none" style:font-style-complex="italic"/>
    </style:style>
    <style:style style:name="P25" style:family="paragraph" style:parent-style-name="Standard" style:list-style-name="L2">
      <style:text-properties fo:language="zxx" fo:country="none" fo:font-weight="normal" officeooo:paragraph-rsid="001969e3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5">
      <style:text-properties fo:language="zxx" fo:country="none" officeooo:paragraph-rsid="001969e3" style:language-asian="zxx" style:country-asian="none" style:language-complex="zxx" style:country-complex="none"/>
    </style:style>
    <style:style style:name="P27" style:family="paragraph" style:parent-style-name="Standard" style:list-style-name="L2">
      <style:text-properties fo:color="#c9211e" loext:opacity="100%" fo:language="zxx" fo:country="none" fo:font-style="normal" style:text-underline-style="solid" style:text-underline-width="auto" style:text-underline-color="font-color" fo:font-weight="normal" officeooo:rsid="0026feb8" officeooo:paragraph-rsid="0026feb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9e3"/>
    </style:style>
    <style:style style:name="T3" style:family="text">
      <style:text-properties style:text-underline-style="none" officeooo:rsid="001ba176"/>
    </style:style>
    <style:style style:name="T4" style:family="text">
      <style:text-properties style:text-underline-style="none" officeooo:rsid="001c0bc1"/>
    </style:style>
    <style:style style:name="T5" style:family="text">
      <style:text-properties style:text-underline-style="none" officeooo:rsid="001cdf9f"/>
    </style:style>
    <style:style style:name="T6" style:family="text">
      <style:text-properties style:text-underline-style="none" officeooo:rsid="001d47f5"/>
    </style:style>
    <style:style style:name="T7" style:family="text">
      <style:text-properties style:text-underline-style="none" officeooo:rsid="001ea9e5"/>
    </style:style>
    <style:style style:name="T8" style:family="text">
      <style:text-properties style:text-underline-style="none" officeooo:rsid="001f0397"/>
    </style:style>
    <style:style style:name="T9" style:family="text">
      <style:text-properties style:text-underline-style="none" officeooo:rsid="00217fa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34ece" style:font-weight-asian="bold" style:font-weight-complex="bold"/>
    </style:style>
    <style:style style:name="T12" style:family="text">
      <style:text-properties style:text-underline-style="none" fo:font-weight="bold" officeooo:rsid="00217fa1" style:font-weight-asian="bold" style:font-weight-complex="bold"/>
    </style:style>
    <style:style style:name="T13" style:family="text">
      <style:text-properties style:text-underline-style="none" fo:font-weight="bold" officeooo:rsid="0024caff" style:font-weight-asian="bold" style:font-weight-complex="bold"/>
    </style:style>
    <style:style style:name="T14" style:family="text">
      <style:text-properties style:text-underline-style="none" fo:font-weight="bold" officeooo:rsid="0025d7ed" style:font-weight-asian="bold" style:font-weight-complex="bold"/>
    </style:style>
    <style:style style:name="T15" style:family="text">
      <style:text-properties style:text-underline-style="none" fo:font-weight="bold" officeooo:rsid="0026feb8" style:font-weight-asian="bold" style:font-weight-complex="bold"/>
    </style:style>
    <style:style style:name="T16" style:family="text">
      <style:text-properties style:text-underline-style="none" fo:font-weight="bold" officeooo:rsid="0028e784" style:font-weight-asian="bold" style:font-weight-complex="bold"/>
    </style:style>
    <style:style style:name="T17" style:family="text">
      <style:text-properties style:text-underline-style="none" officeooo:rsid="00234ece"/>
    </style:style>
    <style:style style:name="T18" style:family="text">
      <style:text-properties style:text-underline-style="none" officeooo:rsid="0024caff"/>
    </style:style>
    <style:style style:name="T19" style:family="text">
      <style:text-properties style:text-underline-style="none" officeooo:rsid="0025d7ed"/>
    </style:style>
    <style:style style:name="T20" style:family="text">
      <style:text-properties style:text-underline-style="none" officeooo:rsid="0026feb8"/>
    </style:style>
    <style:style style:name="T21" style:family="text">
      <style:text-properties style:text-underline-style="none" officeooo:rsid="0028e784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01969e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Entrar en MongoDB<text:span text:style-name="T1">:</text:span></text:h>
      <text:list xml:id="list1168355064" text:style-name="L1">
        <text:list-item>
          <text:p text:style-name="P6">sudo systemctl start mongod</text:p>
        </text:list-item>
        <text:list-item>
          <text:p text:style-name="P6">mongosh</text:p>
        </text:list-item>
      </text:list>
      <text:h text:style-name="P4" text:outline-level="3">Ver<text:span text:style-name="T1">:</text:span></text:h>
      <text:list xml:id="list2658982486" text:style-name="L2">
        <text:list-item>
          <text:p text:style-name="P13"><text:span text:style-name="T22">Mostrar contenido de una coleccion</text:span><text:span text:style-name="T1">:</text:span></text:p>
          <text:list>
            <text:list-item>
              <text:p text:style-name="P14"><text:span text:style-name="T1">Mostrar todo</text:span></text:p>
              <text:list>
                <text:list-item>
                  <text:p text:style-name="P15">db.nombreColeccion.find()</text:p>
                </text:list-item>
              </text:list>
            </text:list-item>
            <text:list-item>
              <text:p text:style-name="P16">Mostrar solo la primera</text:p>
              <text:list>
                <text:list-item>
                  <text:p text:style-name="P17"><text:span text:style-name="T2">d</text:span><text:span text:style-name="T1">b.coleccion.findOne()</text:span></text:p>
                </text:list-item>
              </text:list>
            </text:list-item>
            <text:list-item>
              <text:p text:style-name="P22"><text:span text:style-name="T1">Mostrar una columna</text:span></text:p>
              <text:list>
                <text:list-item>
                  <text:p text:style-name="P17"><text:span text:style-name="T1">db.coleccion.find({</text:span><text:span text:style-name="T7">columna</text:span><text:span text:style-name="T1">:"valor}) -&gt; </text:span><text:span text:style-name="T7">si la columna es compuesta entre "" ("columna.columna": </text:span><text:span text:style-name="T8">valor</text:span><text:span text:style-name="T7">)</text:span></text:p>
                </text:list-item>
              </text:list>
            </text:list-item>
            <text:list-item>
              <text:p text:style-name="P18"><text:span text:style-name="T7">d</text:span><text:span text:style-name="T1">b.persoa({"nome":{</text:span><text:span text:style-name="T10">$eq</text:span><text:span text:style-name="T1">:"luis"}}) -&gt; los que se llaman luis</text:span></text:p>
            </text:list-item>
            <text:list-item>
              <text:p text:style-name="P18"><text:span text:style-name="T7">d</text:span><text:span text:style-name="T1">b.persoa({"nome":{</text:span><text:span text:style-name="T10">$ne</text:span><text:span text:style-name="T1">:"luis"}}) -&gt; los que no se llaman luis </text:span></text:p>
            </text:list-item>
            <text:list-item>
              <text:p text:style-name="P18"><text:span text:style-name="T7">d</text:span><text:span text:style-name="T1">b.persoa({"edade":{</text:span><text:span text:style-name="T10">$gt</text:span><text:span text:style-name="T1">:30}}) -&gt; mayor que 30</text:span></text:p>
            </text:list-item>
            <text:list-item>
              <text:p text:style-name="P19"><text:span text:style-name="T7">d</text:span><text:span text:style-name="T1">b.persoa({"edade":{</text:span><text:span text:style-name="T10">$gt</text:span><text:span text:style-name="T11">e</text:span><text:span text:style-name="T1">:3</text:span><text:span text:style-name="T17">1</text:span><text:span text:style-name="T1">}}) -&gt; mayor </text:span><text:span text:style-name="T17">o igual </text:span><text:span text:style-name="T1">que 30</text:span></text:p>
            </text:list-item>
            <text:list-item>
              <text:p text:style-name="P18"><text:span text:style-name="T7">d</text:span><text:span text:style-name="T1">b.persoa({"edade":{</text:span><text:span text:style-name="T10">$lt:</text:span><text:span text:style-name="T1">30}}) -&gt; menor que 30</text:span></text:p>
            </text:list-item>
            <text:list-item>
              <text:p text:style-name="P19"><text:span text:style-name="T7">d</text:span><text:span text:style-name="T1">b.persoa({"edade":{</text:span><text:span text:style-name="T10">$lt</text:span><text:span text:style-name="T11">e</text:span><text:span text:style-name="T10">:</text:span><text:span text:style-name="T1">3</text:span><text:span text:style-name="T17">1</text:span><text:span text:style-name="T1">}}) -&gt; menor </text:span><text:span text:style-name="T17">o igual </text:span><text:span text:style-name="T1">que 3</text:span><text:span text:style-name="T17">1</text:span></text:p>
            </text:list-item>
            <text:list-item>
              <text:p text:style-name="P18"><text:span text:style-name="T7">d</text:span><text:span text:style-name="T1">b.persoa({"edade":{$ne:30}}) -&gt; los que no tengan el campo edade o diferenteDe30</text:span></text:p>
            </text:list-item>
            <text:list-item>
              <text:p text:style-name="P18"><text:span text:style-name="T1">db.persoas.find({"nome":{</text:span><text:span text:style-name="T10">$in:</text:span><text:span text:style-name="T1">["luis","ana"]}}) -&gt; </text:span><text:span text:style-name="T9">que sean luis o ana</text:span></text:p>
            </text:list-item>
            <text:list-item>
              <text:p text:style-name="P18"><text:span text:style-name="T1">db.persoas.find({"nome":{</text:span><text:span text:style-name="T10">$</text:span><text:span text:style-name="T12">n</text:span><text:span text:style-name="T10">in:</text:span><text:span text:style-name="T1">["luis","ana"]}}) -&gt; </text:span><text:span text:style-name="T9">no sean ni luis ni ana</text:span></text:p>
              <text:list>
                <text:list-item>
                  <text:p text:style-name="P20"><text:span text:style-name="T9">$</text:span><text:span text:style-name="T1">nin -&gt; incluye los que no tienen ese cam</text:span></text:p>
                </text:list-item>
                <text:list-item>
                  <text:p text:style-name="P20"><text:span text:style-name="T1">db.persoas.find( </text:span><text:span text:style-name="T10">{</text:span><text:span text:style-name="T1">edade: </text:span><text:span text:style-name="T10">{exists: true, $nin:[</text:span><text:span text:style-name="T1">30,40</text:span><text:span text:style-name="T10">]} }</text:span><text:span text:style-name="T1"> ) -&gt; para que solo salga los que tengan el campo edad y no tenga ni 30 ni 40</text:span></text:p>
                </text:list-item>
              </text:list>
            </text:list-item>
            <text:list-item>
              <text:p text:style-name="P18"><text:span text:style-name="T9">db.persoas.find( </text:span><text:span text:style-name="T12">{ $or: [ {</text:span><text:span text:style-name="T9">nome:"felix"</text:span><text:span text:style-name="T12">} , {</text:span><text:span text:style-name="T9">edade:31</text:span><text:span text:style-name="T12">} ] }</text:span><text:span text:style-name="T9">) -&gt; </text:span><text:span text:style-name="T17">una o otra</text:span></text:p>
            </text:list-item>
            <text:list-item>
              <text:p text:style-name="P18"><text:span text:style-name="T17">db.persoas.find( </text:span><text:span text:style-name="T11">{ $and: [ {</text:span><text:span text:style-name="T17">nome:"ana"</text:span><text:span text:style-name="T11">}</text:span><text:span text:style-name="T17"> , </text:span><text:span text:style-name="T11">{</text:span><text:span text:style-name="T17">edade: </text:span><text:span text:style-name="T11">{</text:span><text:span text:style-name="T17">$gte:31</text:span><text:span text:style-name="T11">} } ] } </text:span><text:span text:style-name="T17">) -&gt; </text:span><text:span text:style-name="T18">que se ana y tenga 31 o mas años</text:span></text:p>
            </text:list-item>
            <text:list-item>
              <text:p text:style-name="P18"><text:span text:style-name="T18">db.persoas.find</text:span><text:span text:style-name="T13">( {</text:span><text:span text:style-name="T18">edade: </text:span><text:span text:style-name="T13">{$not:{$gt:</text:span><text:span text:style-name="T18">30</text:span><text:span text:style-name="T13">}} }</text:span><text:span text:style-name="T18"> ) -&gt; los que no tengan edad o tengan-de31</text:span></text:p>
              <text:list>
                <text:list-item>
                  <text:p text:style-name="P20"><text:span text:style-name="T18">$</text:span><text:span text:style-name="T1">not: -&gt; siempreincluye cuando ese campo NO existe</text:span></text:p>
                </text:list-item>
              </text:list>
            </text:list-item>
            <text:list-item>
              <text:p text:style-name="P20"><text:span text:style-name="T1">db.persoas.find( </text:span><text:span text:style-name="T10">{}, {edade: 1} </text:span><text:span text:style-name="T1">) -&gt; </text:span><text:span text:style-name="T19">SOLO muestra el campo edade (todas las edades)</text:span></text:p>
            </text:list-item>
            <text:list-item>
              <text:p text:style-name="P21"><text:span text:style-name="T19">db.persoas.find( </text:span><text:span text:style-name="T14">{}, {edade: 0} </text:span><text:span text:style-name="T19">) -&gt; Que muestre todo excepto edade</text:span></text:p>
            </text:list-item>
            <text:list-item>
              <text:p text:style-name="P21"><text:span text:style-name="T19">db.persoas.find( </text:span><text:span text:style-name="T14">{}, {edade: 1, nome:1}</text:span><text:span text:style-name="T19"> ) -&gt; mostrar edad y nombre</text:span></text:p>
            </text:list-item>
            <text:list-item>
              <text:p text:style-name="P21"><text:span text:style-name="T19">db.persoas.find( {}, {edade: 1, nome:1, </text:span><text:span text:style-name="T14">_id:0</text:span><text:span text:style-name="T19">} ) -&gt; para no mostrar el id (si no, sale siempre)</text:span></text:p>
              <text:list>
                <text:list-item>
                  <text:p text:style-name="P27"><text:span text:style-name="T19">S</text:span><text:span text:style-name="T1">olo se puede incluir y excluir si la exclusion es el </text:span><text:span text:style-name="T10">_id</text:span></text:p>
                </text:list-item>
              </text:list>
            </text:list-item>
            <text:list-item>
              <text:p text:style-name="P21"><text:span text:style-name="T19">db.persoas.find( {edade:{$gt:30}}, {edade: 1, nome:1, _id:0} ) -&gt; </text:span><text:span text:style-name="T20">edad mayor de 30 y que solo muestre edad y nombre</text:span></text:p>
            </text:list-item>
            <text:list-item>
              <text:p text:style-name="P22"><text:span text:style-name="T20">Q</text:span><text:span text:style-name="T1">ue contengan una parte de texto</text:span></text:p>
              <text:list>
                <text:list-item>
                  <text:p text:style-name="P21"><text:span text:style-name="T20">db.persoas.find({nome:</text:span><text:span text:style-name="T15">{$regex:"l"}</text:span><text:span text:style-name="T20">}) -&gt; </text:span><text:span text:style-name="T21">saca los que tengan l</text:span></text:p>
                </text:list-item>
                <text:list-item>
                  <text:p text:style-name="P21"><text:span text:style-name="T21">db.persoas.find({nome:{$regex:"</text:span><text:span text:style-name="T16">^l</text:span><text:span text:style-name="T21">"}}) -&gt; los que empiezen por l</text:span></text:p>
                </text:list-item>
                <text:list-item>
                  <text:p text:style-name="P21"><text:span text:style-name="T21">db.persoas.find({nome:{$regex:"</text:span><text:span text:style-name="T16">$s</text:span><text:span text:style-name="T21">"}}) -&gt; que terminen por s</text:span></text:p>
                </text:list-item>
              </text:list>
            </text:list-item>
          </text:list>
        </text:list-item>
        <text:list-item>
          <text:p text:style-name="P23">Mostrar colecciones:</text:p>
          <text:list>
            <text:list-item>
              <text:p text:style-name="P7">show collections</text:p>
            </text:list-item>
            <text:list-item>
              <text:p text:style-name="P10">show tables</text:p>
            </text:list-item>
          </text:list>
        </text:list-item>
        <text:list-item>
          <text:p text:style-name="P25"><text:span text:style-name="T23">Bases de datos</text:span><text:span text:style-name="T2">:</text:span></text:p>
          <text:list>
            <text:list-item>
              <text:p text:style-name="P8">show dbs</text:p>
            </text:list-item>
          </text:list>
        </text:list-item>
      </text:list>
      <text:h text:style-name="P4" text:outline-level="3">Borrado<text:span text:style-name="T1">:</text:span></text:h>
      <text:list xml:id="list4021334846" text:style-name="L3">
        <text:list-item>
          <text:p text:style-name="P24">Collections:</text:p>
          <text:list>
            <text:list-item>
              <text:p text:style-name="P11">db.nombreTabla.drop()</text:p>
            </text:list-item>
          </text:list>
        </text:list-item>
        <text:list-item>
          <text:p text:style-name="P24"><text:soft-page-break/>Bases de datos:</text:p>
          <text:list>
            <text:list-item>
              <text:p text:style-name="P9">db.dropDatabase()</text:p>
            </text:list-item>
          </text:list>
        </text:list-item>
      </text:list>
      <text:p text:style-name="P3"/>
      <text:h text:style-name="P5" text:outline-level="3">Crear<text:span text:style-name="T1">:</text:span></text:h>
      <text:p text:style-name="P2"><text:span text:style-name="T1"><text:s/></text:span><text:span text:style-name="T4">(</text:span><text:span text:style-name="T5">las colecciones se crean </text:span><text:span text:style-name="T4">insertando una fila)</text:span><text:span text:style-name="T1">:</text:span></text:p>
      <text:list xml:id="list3438929934" text:style-name="L4">
        <text:list-item>
          <text:p text:style-name="P12">db.nombreTabla.insertOne({“nome”:”luis”, numeros:[2,3,56,89])}</text:p>
        </text:list-item>
      </text:list>
      <text:p text:style-name="P3"/>
      <text:h text:style-name="P4" text:outline-level="3">Conectarse a una BD o crearla<text:span text:style-name="T1">: </text:span></text:h>
      <text:p text:style-name="P1"><text:span text:style-name="T1">(</text:span><text:span text:style-name="T6">Si </text:span><text:span text:style-name="T1">al crearla si no metes ninguna coleccion no se ve en el show dbs)</text:span></text:p>
      <text:list xml:id="list1561931798" text:style-name="L5">
        <text:list-item>
          <text:p text:style-name="P26"><text:span text:style-name="T2">use nombreBaseDat</text:span><text:span text:style-name="T3">o</text:span><text:span text:style-name="T2">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20:16.270517911</meta:creation-date>
    <dc:date>2024-01-17T14:42:02.628334679</dc:date>
    <meta:editing-duration>PT45M37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2" meta:paragraph-count="52" meta:word-count="397" meta:character-count="2437" meta:non-whitespace-character-count="2134"/>
  </office:meta>
</office:document-meta>
</file>